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rame_20_contents">
      <style:text-properties style:font-name="Arial"/>
    </style:style>
    <style:style style:name="P2" style:family="paragraph" style:parent-style-name="Frame_20_contents">
      <style:paragraph-properties>
        <style:tab-stops>
          <style:tab-stop style:position="3cm"/>
          <style:tab-stop style:position="4.2cm"/>
          <style:tab-stop style:position="7.001cm"/>
          <style:tab-stop style:position="8.999cm"/>
          <style:tab-stop style:position="12cm"/>
        </style:tab-stops>
      </style:paragraph-properties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P3" style:family="paragraph" style:parent-style-name="Frame_20_contents">
      <style:paragraph-properties>
        <style:tab-stops>
          <style:tab-stop style:position="2cm"/>
          <style:tab-stop style:position="4.2cm"/>
          <style:tab-stop style:position="7.001cm"/>
          <style:tab-stop style:position="8.999cm"/>
          <style:tab-stop style:position="12cm"/>
        </style:tab-stops>
      </style:paragraph-properties>
      <style:text-properties style:font-name="Arial" fo:font-size="7pt" fo:font-weight="normal" style:font-name-asian="Arial" style:font-size-asian="7pt" style:font-weight-asian="normal" style:font-name-complex="Arial" style:font-size-complex="7pt" style:font-weight-complex="normal"/>
    </style:style>
    <style:style style:name="P4" style:family="paragraph" style:parent-style-name="Frame_20_contents">
      <style:paragraph-properties>
        <style:tab-stops>
          <style:tab-stop style:position="2cm"/>
          <style:tab-stop style:position="4.5cm"/>
        </style:tab-stops>
      </style:paragraph-properties>
      <style:text-properties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P5" style:family="paragraph" style:parent-style-name="Frame_20_contents">
      <style:paragraph-properties>
        <style:tab-stops>
          <style:tab-stop style:position="3.016cm"/>
          <style:tab-stop style:position="4.5cm"/>
        </style:tab-stops>
      </style:paragraph-properties>
    </style:style>
    <style:style style:name="P6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7pt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1.06cm"/>
          <style:tab-stop style:position="12.197cm"/>
          <style:tab-stop style:position="13.018cm"/>
          <style:tab-stop style:position="14.023cm"/>
          <style:tab-stop style:position="14.314cm"/>
          <style:tab-stop style:position="14.658cm"/>
          <style:tab-stop style:position="15.028cm"/>
          <style:tab-stop style:position="16.722cm" style:type="char" style:char=".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9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0.901cm"/>
          <style:tab-stop style:position="11.853cm"/>
          <style:tab-stop style:position="12.621cm"/>
          <style:tab-stop style:position="13.838cm"/>
          <style:tab-stop style:position="14.314cm"/>
          <style:tab-stop style:position="14.658cm"/>
          <style:tab-stop style:position="15.028cm"/>
          <style:tab-stop style:position="16.722cm" style:type="char" style:char=".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10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0.901cm"/>
          <style:tab-stop style:position="11.853cm"/>
          <style:tab-stop style:position="12.647cm"/>
          <style:tab-stop style:position="13.838cm"/>
          <style:tab-stop style:position="14.208cm"/>
          <style:tab-stop style:position="14.658cm"/>
          <style:tab-stop style:position="15.028cm"/>
          <style:tab-stop style:position="16.431cm" style:type="char" style:char="."/>
          <style:tab-stop style:position="18.547cm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0.901cm"/>
          <style:tab-stop style:position="11.827cm"/>
          <style:tab-stop style:position="12.435cm"/>
          <style:tab-stop style:position="12.899cm"/>
          <style:tab-stop style:position="13.203cm"/>
          <style:tab-stop style:position="13.6cm"/>
          <style:tab-stop style:position="14.199cm"/>
          <style:tab-stop style:position="14.631cm"/>
          <style:tab-stop style:position="15.028cm"/>
          <style:tab-stop style:position="16.378cm" style:type="char" style:char=".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font-size="7pt" fo:font-weight="bold" style:font-name-asian="Arial" style:font-size-asian="7pt" style:font-weight-asian="bold" style:font-name-complex="Arial" style:font-size-complex="7pt" style:font-weight-complex="bold"/>
    </style:style>
    <style:style style:name="T3" style:family="text">
      <style:text-properties fo:font-size="7pt" fo:font-weight="normal" style:font-name-asian="Arial" style:font-size-asian="7pt" style:font-weight-asian="normal" style:font-name-complex="Arial" style:font-size-complex="7pt" style:font-weight-complex="normal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9pt" style:font-name-asian="Arial" style:font-size-asian="9pt" style:font-name-complex="Arial" style:font-size-complex="9pt"/>
    </style:style>
    <style:style style:name="T9" style:family="text">
      <style:text-properties fo:font-size="9pt" fo:font-weight="bold" style:font-name-asian="Arial" style:font-size-asian="9pt" style:font-weight-asian="bold" style:font-name-complex="Arial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15" style:family="text">
      <style:text-properties style:font-name="Arial" fo:font-size="7pt" style:font-size-asian="7pt" style:font-size-complex="7pt"/>
    </style:style>
    <style:style style:name="T16" style:family="text">
      <style:text-properties style:font-name="Arial" fo:font-size="7pt" fo:font-weight="normal" style:font-name-asian="Arial" style:font-size-asian="7pt" style:font-weight-asian="normal" style:font-name-complex="Arial" style:font-size-complex="7pt" style:font-weight-complex="normal"/>
    </style:style>
    <style:style style:name="T17" style:family="text">
      <style:text-properties fo:font-size="16pt" style:font-size-asian="16pt" style:font-size-complex="16pt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transparent" draw:fill="none" draw:fill-color="#ffffff" fo:padding="0cm" fo:border="0.51pt solid #000000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fo:padding="0.049cm" fo:border="0.51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3" text:anchor-type="page" text:anchor-page-number="1" svg:x="1.05cm" svg:y="3.889cm" svg:width="18.923cm" svg:height="0.43cm" draw:z-index="1">
        <draw:text-box>
          <text:p text:style-name="P5"><text:span text:style-name="T14">Patient</text:span><text:span text:style-name="T15"><text:tab/></text:span><text:span text:style-name="T16">[Patient.Name] [Patient.Vorname], [Patient.Geburtsdatum]</text:span></text:p>
          <text:p text:style-name="P4"/>
        </draw:text-box>
      </draw:frame>
      <draw:frame draw:style-name="fr2" draw:name="Rahmen1" text:anchor-type="page" text:anchor-page-number="1" svg:x="1.06cm" svg:y="1.69cm" svg:width="18.919cm" svg:height="2.311cm" draw:z-index="0">
        <draw:text-box>
          <text:p text:style-name="P1"><text:span text:style-name="T1">Dokument<text:tab/> <text:tab/> </text:span><text:span text:style-name="T3">■ <text:s text:c="2"/></text:span><text:span text:style-name="T6"><text:s/>[</text:span><text:span text:style-name="T8">F1]</text:span><text:span text:style-name="T6"><text:tab/></text:span><text:span text:style-name="T11"><text:tab/><text:tab/><text:tab/><text:tab/><text:tab/><text:tab/><text:tab/></text:span><text:span text:style-name="T2">Seite<text:tab/>■</text:span><text:span text:style-name="T9"> <text:s text:c="3"/></text:span><text:span text:style-name="T6">[Seite]</text:span></text:p>
          <text:p text:style-name="P2">Rechnungssteller<text:tab/><text:span text:style-name="T13">EAN-Nr.<text:tab/>■ </text:span><text:span text:style-name="T7"><text:s/>[Mandant.EAN] <text:s text:c="2"/>Weirich Gerry <text:s text:c="14"/>Rietstrasse 30 <text:s text:c="13"/>8200 Schaffhausen</text:span></text:p>
          <text:p text:style-name="P2"><text:span text:style-name="T13"><text:tab/>ZSR-Nr. <text:tab/>■</text:span><text:span text:style-name="T7"> <text:s/>[Mandant.KSK]<text:tab/>Tel. 052 624 40 77 <text:s text:c="7"/>Fax 052 624 92 38<text:tab/>E-Mail: Weirich@praxis-Breite.ch</text:span></text:p>
          <text:p text:style-name="P2">Leistungserbringer<text:tab/><text:span text:style-name="T13">EAN-Nr.<text:tab/>■</text:span><text:span text:style-name="T7"> <text:s/>[Mandant.EAN] <text:s text:c="2"/>Weirich Gerry <text:s text:c="14"/>Rietstrasse 30 <text:s text:c="13"/>8200 Schaffhausen</text:span></text:p>
          <text:p text:style-name="P3"><text:tab/>ZSR-Nr./NIF-Nr.<text:tab/>■ <text:span text:style-name="T10"><text:s/>[NIF]<text:tab/>Tel. 052 624 40 77 <text:s text:c="7"/>Fax 052 624 92 38<text:tab/>E-Mail: Weirich@praxis-Breite.ch</text:span></text:p>
        </draw:text-box>
      </draw:frame>
      <text:p text:style-name="P6"><text:span text:style-name="T17">[Titel]</text:span><text:tab/><text:tab/><text:tab/><text:tab/><text:tab/><text:tab/><text:tab/><text:span text:style-name="T5">Release</text:span><text:span text:style-name="T4"> <text:s/></text:span><text:span text:style-name="T3">■</text:span><text:span text:style-name="T7"> </text:span><text:span text:style-name="T12"><text:s text:c="2"/>4.4<text:tab/><text:tab/></text:span><text:span text:style-name="T17">M</text:span></text:p>
      <text:p text:style-name="P6"/>
      <text:p text:style-name="P6"/>
      <text:p text:style-name="P6"/>
      <text:p text:style-name="P6"/>
      <text:p text:style-name="P7"/>
      <text:p text:style-name="P8">Datum<text:tab/>Tarif<text:tab/>Tarifziffer<text:tab/>Bezugsziffer<text:tab/>Si<text:tab/>St<text:tab/>Anzahl<text:tab/>TP AL/Preis<text:tab/>fAL<text:tab/>TPW AL<text:tab/>TP TL<text:tab/>fTL<text:tab/>TPW TL<text:tab/>A<text:tab/>V<text:tab/>P<text:tab/>M<text:tab/>Betrag</text:p>
      <text:p text:style-name="P8">[Rechnungszeilen]</text:p>
      <text:p text:style-name="P9"/>
      <text:p text:style-name="P9"/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1pt" fo:language="de" fo:country="DE" style:font-name-asian="Times New Roman" style:font-family-asian="'Times New Roman'" style:font-family-generic-asian="roman" style:font-pitch-asian="variable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style:font-name="Tahoma" fo:font-family="Tahoma" style:font-family-generic="swiss" style:font-pitch="variable" fo:font-size="8pt" fo:language="de" fo:country="CH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Next_20_convert_20_1"/>
    <style:master-page style:name="Endnote" style:page-layout-name="Mpm2"/>
    <style:master-page style:name="Next_20_convert_20_1" style:display-name="Next convert 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6-05-18T08:42:33</meta:creation-date>
    <dc:date>2016-04-20T17:44:08.34</dc:date>
    <meta:print-date>2021-01-03T14:05:28.96</meta:print-date>
    <dc:language>de-DE</dc:language>
    <meta:editing-cycles>41</meta:editing-cycles>
    <meta:editing-duration>PT12H14M18S</meta:editing-duration>
    <meta:printed-by>Gerry Weirich</meta:printed-by>
    <meta:document-statistic meta:table-count="0" meta:image-count="0" meta:object-count="0" meta:page-count="1" meta:paragraph-count="9" meta:word-count="88" meta:character-count="706" meta:non-whitespace-character-count="522"/>
    <meta:user-defined meta:name="Info 1"/>
    <meta:user-defined meta:name="Info 2"/>
    <meta:user-defined meta:name="Info 3"/>
    <meta:user-defined meta:name="Info 4"/>
    <meta:template xlink:type="simple" xlink:actuate="onRequest" xlink:title="praxis_breite" xlink:href="private:/.ooo-2.0-pre/user/template/praxis_breite.ott" meta:date="2006-05-18T08:42:32"/>
  </office:meta>
</office:document-meta>
</file>